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6.35cm" svg:height="2.794cm" svg:x="10.414cm" svg:y="0.508cm">
          <text:p text:style-name="P1">EGF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556cm" svg:height="2.032cm" svg:x="22.606cm" svg:y="10.922cm">
          <text:p text:style-name="P1">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556cm" svg:height="2.032cm" svg:x="1.016cm" svg:y="1.016cm">
          <text:p text:style-name="P1">EG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56cm" svg:height="2.032cm" svg:x="12.192cm" svg:y="10.922cm">
          <text:p text:style-name="P1">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556cm" svg:height="2.032cm" svg:x="1.27cm" svg:y="10.922cm">
          <text:p text:style-name="P1">M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56cm" svg:height="2.032cm" svg:x="1.27cm" svg:y="15.494cm">
          <text:p text:style-name="P1">E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56cm" svg:height="2.032cm" svg:x="23.876cm" svg:y="1.016cm">
          <text:p text:style-name="P1">T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2.606cm" svg:y1="11.938cm" svg:x2="15.748cm" svg:y2="11.938cm" draw:start-shape="id1" draw:start-glue-point="3" draw:end-shape="id2" draw:end-glue-point="1" svg:d="m22606 11938h-6858" svg:viewBox="0 0 6859 1">
          <text:p/>
        </draw:connector>
        <draw:connector draw:style-name="gr2" draw:text-style-name="P1" draw:layer="layout" draw:type="line" svg:x1="12.192cm" svg:y1="11.938cm" svg:x2="4.826cm" svg:y2="11.938cm" draw:start-shape="id2" draw:start-glue-point="3" draw:end-shape="id3" draw:end-glue-point="1" svg:d="m12192 11938h-7366" svg:viewBox="0 0 7367 1">
          <text:p/>
        </draw:connector>
        <draw:connector draw:style-name="gr2" draw:text-style-name="P1" draw:layer="layout" draw:type="line" svg:x1="3.048cm" svg:y1="12.954cm" svg:x2="3.048cm" svg:y2="15.494cm" draw:start-shape="id3" draw:start-glue-point="2" draw:end-shape="id4" svg:d="m3048 12954v2540" svg:viewBox="0 0 1 2541">
          <text:p/>
        </draw:connector>
        <draw:connector draw:style-name="gr2" draw:text-style-name="P1" draw:layer="layout" draw:type="line" svg:x1="4.572cm" svg:y1="2.032cm" svg:x2="10.414cm" svg:y2="1.905cm" draw:start-shape="id5" draw:start-glue-point="1" draw:end-shape="id6" draw:end-glue-point="3" svg:d="m4572 2032 5842-127" svg:viewBox="0 0 5843 128">
          <text:p/>
        </draw:connector>
        <draw:connector draw:style-name="gr2" draw:text-style-name="P1" draw:layer="layout" draw:type="line" svg:x1="23.876cm" svg:y1="2.032cm" svg:x2="16.764cm" svg:y2="1.905cm" draw:start-shape="id7" draw:start-glue-point="3" draw:end-shape="id6" draw:end-glue-point="1" svg:d="m23876 2032-7112-127" svg:viewBox="0 0 7113 128">
          <text:p/>
        </draw:connector>
        <draw:connector draw:style-name="gr2" draw:text-style-name="P1" draw:layer="layout" draw:type="line" svg:x1="4.572cm" svg:y1="7.112cm" svg:x2="12.192cm" svg:y2="7.112cm" draw:start-shape="id8" draw:start-glue-point="1" draw:end-shape="id9" draw:end-glue-point="3" svg:d="m4572 7112h7620" svg:viewBox="0 0 7621 1">
          <text:p/>
        </draw:connector>
        <draw:custom-shape draw:style-name="gr1" draw:text-style-name="P1" xml:id="id8" draw:id="id8" draw:layer="layout" svg:width="3.556cm" svg:height="2.032cm" svg:x="1.016cm" svg:y="6.096cm">
          <text:p text:style-name="P1">SH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3.556cm" svg:height="2.032cm" svg:x="12.192cm" svg:y="6.096cm">
          <text:p text:style-name="P1">GRB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3.589cm" svg:y1="3.302cm" svg:x2="2.794cm" svg:y2="6.096cm" draw:start-shape="id6" draw:start-glue-point="2" draw:end-shape="id8" draw:end-glue-point="0" svg:d="m13589 3302v1398h-10795v1396" svg:viewBox="0 0 10796 2795">
          <text:p/>
        </draw:connector>
        <draw:custom-shape draw:style-name="gr1" draw:text-style-name="P1" xml:id="id10" draw:id="id10" draw:layer="layout" svg:width="3.556cm" svg:height="2.032cm" svg:x="22.606cm" svg:y="6.096cm">
          <text:p text:style-name="P1">SOS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5.748cm" svg:y1="7.112cm" svg:x2="22.606cm" svg:y2="7.112cm" draw:start-shape="id9" draw:start-glue-point="1" draw:end-shape="id10" draw:end-glue-point="3" svg:d="m15748 7112h6858" svg:viewBox="0 0 6859 1">
          <text:p/>
        </draw:connector>
        <draw:connector draw:style-name="gr2" draw:text-style-name="P1" draw:layer="layout" draw:type="line" svg:x1="24.384cm" svg:y1="10.922cm" svg:x2="24.384cm" svg:y2="10.922cm" draw:start-shape="id1" draw:end-shape="id1" draw:end-glue-point="0" svg:d="m24384 10922" svg:viewBox="0 0 1 1">
          <text:p/>
        </draw:connector>
        <draw:connector draw:style-name="gr2" draw:text-style-name="P1" draw:layer="layout" draw:type="line" svg:x1="24.384cm" svg:y1="8.128cm" svg:x2="24.384cm" svg:y2="10.922cm" draw:start-shape="id10" draw:start-glue-point="2" draw:end-shape="id1" svg:d="m24384 8128v2794" svg:viewBox="0 0 1 2795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6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size-asian="11pt" style:language-asian="ar" style:country-asian="SA" style:font-family-complex="'WenQuanYi Micro Hei'" style:font-pitch-complex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 Mono'" style:font-family-generic-complex="modern" style:font-pitch-complex="fixed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Subtitle_20_Char" style:display-name="Subtitle Char" style:family="graphic">
      <style:paragraph-properties style:text-autospace="none"/>
      <style:text-properties fo:color="#657c9c" fo:font-size="14pt" fo:letter-spacing="0.026cm" style:font-size-asian="14pt" style:font-size-complex="14pt"/>
    </style:style>
    <style:style style:name="Title_20_Char" style:display-name="Title Char" style:family="graphic">
      <style:paragraph-properties style:text-autospace="none"/>
      <style:text-properties fo:color="#5b9bd5" fo:font-family="'Calibri Light'" style:font-family-generic="roman" style:font-pitch="variable" fo:font-size="32pt" fo:letter-spacing="-0.018cm" fo:font-weight="bold" style:letter-kerning="true" style:font-size-asian="28pt" style:font-weight-asian="bold" style:font-size-complex="28pt" style:font-weight-complex="bold"/>
    </style:style>
    <style:style style:name="style314" style:family="graphic">
      <style:paragraph-properties style:text-autospace="none"/>
    </style:style>
    <style:style style:name="style299" style:family="graphic">
      <style:paragraph-properties style:text-autospace="none"/>
    </style:style>
    <style:style style:name="style364" style:family="graphic">
      <style:paragraph-properties style:text-autospace="none"/>
    </style:style>
    <style:style style:name="style329" style:family="graphic">
      <style:paragraph-properties style:text-autospace="none"/>
    </style:style>
    <style:style style:name="style366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style365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ter </meta:initial-creator>
    <meta:creation-date>2014-11-13T13:27:28</meta:creation-date>
    <dc:date>2014-11-14T17:00:37</dc:date>
    <dc:creator>Carter </dc:creator>
    <meta:editing-duration>P0D</meta:editing-duration>
    <meta:editing-cycles>4</meta:editing-cycles>
    <meta:generator>LibreOffice/3.5$Linux_X86_64 LibreOffice_project/350m1$Build-2</meta:generator>
    <meta:document-statistic meta:object-count="43"/>
  </office:meta>
</office:document-meta>
</file>